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5-09-0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5-08-1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5-06-2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5-05-2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5-04-2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5-03-2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11-1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10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9-03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8-1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7-1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6-2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5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5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4-23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3-20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4-03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11-2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10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09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08-3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07-2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06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05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04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3-03-3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11-2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10-3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09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08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07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06-2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05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04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2-03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11-1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10-2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09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08-1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07-2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06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05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04-2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1-03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11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10-0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09-11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08-1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07-07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06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05-11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20-03-1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11-22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10-0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09-12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08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07-1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06-13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05-1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04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9-03-20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11-06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10-0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09-1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08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07-1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06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05-2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04-2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8-03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11-13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10-16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09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08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07-1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06-1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05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04-1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7-03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11-1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10-1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09-0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08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07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06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05-2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04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6-03-2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12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11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10-1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08-1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07-1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05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04-2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5-03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12-0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11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10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09-1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08-0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07-0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06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05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04-1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4-03-1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12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10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09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08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07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04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3-03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11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10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09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08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07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06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2-03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09-2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1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6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6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5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200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114</text:p>
          </table:table-cell>
          <table:table-cell office:value-type="string" calcext:value-type="string">
            <text:p>QWTA nr Saint Hilaire, USGS NW MN Study # 26</text:p>
          </table:table-cell>
          <table:table-cell office:value-type="string" calcext:value-type="string">
            <text:p>199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8" meta:object-count="0"/>
    <meta:user-defined meta:name="AppVersion">3.0</meta:user-defined>
  </office:meta>
</office:document-meta>
</file>